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5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0.453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7.501cm"/>
    </style:style>
    <style:style style:name="gr5" style:family="graphic" style:parent-style-name="standard">
      <style:graphic-properties draw:stroke="solid" svg:stroke-width="0.035cm" svg:stroke-color="#000000" draw:marker-start="Dimension_20_Lines" draw:marker-start-width="0.352cm" draw:marker-end="Dimension_20_Lines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8.77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4.04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.9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7.53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53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038cm"/>
    </style:style>
    <style:style style:name="P1" style:family="paragraph">
      <style:paragraph-properties fo:text-align="center"/>
      <style:text-properties style:font-name="Nimbus Sans"/>
    </style:style>
    <style:style style:name="P2" style:family="paragraph">
      <loext:graphic-properties draw:fill-color="#ffffff"/>
      <style:paragraph-properties fo:text-align="center"/>
      <style:text-properties style:font-name="Nimbus Sans" fo:font-size="12pt" style:font-size-asian="12pt" style:font-size-complex="12pt"/>
    </style:style>
    <style:style style:name="P3" style:family="paragraph">
      <loext:graphic-properties draw:fill="solid"/>
      <style:paragraph-properties fo:text-align="center"/>
      <style:text-properties style:font-name="Nimbus Sans"/>
    </style:style>
    <style:style style:name="P4" style:family="paragraph">
      <style:paragraph-properties fo:text-align="center"/>
      <style:text-properties style:text-position="0% 100%" style:font-name="Nimbus Sans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style:font-name="Nimbus Sans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04cm" svg:height="1.905cm" svg:x="1.254cm" svg:y="8.62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05cm" svg:height="1.905cm" svg:x="8.394cm" svg:y="8.62cm">
          <text:p text:style-name="P1"><text:span text:style-name="T1">MS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1.905cm" svg:height="1.905cm" svg:x="13.192cm" svg:y="8.62cm">
          <text:p text:style-name="P1"><text:span text:style-name="T1">MS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0.299cm" svg:y1="9.573cm" svg:x2="13.192cm" svg:y2="9.573cm" draw:start-shape="id1" draw:start-glue-point="7" draw:end-shape="id2" draw:end-glue-point="5" svg:d="M10299 9573h2893" svg:viewBox="0 0 2894 1">
          <text:p/>
        </draw:connector>
        <draw:custom-shape draw:style-name="gr4" draw:text-style-name="P2" draw:layer="layout" svg:width="8.001cm" svg:height="0.762cm" svg:x="1.254cm" svg:y="7.223cm">
          <text:p text:style-name="P1"><text:span text:style-name="T2">Initialisierungsphase</text:span></text:p>
          <text:p text:style-name="P1"><text:span text:style-name="T1">Wochen 1-3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254cm" svg:y1="8.204cm" svg:x2="9.382cm" svg:y2="8.204cm">
          <text:p/>
        </draw:line>
        <draw:line draw:style-name="gr5" draw:text-style-name="P4" draw:layer="layout" svg:x1="9.382cm" svg:y1="8.204cm" svg:x2="18.958cm" svg:y2="8.204cm">
          <text:p/>
        </draw:line>
        <draw:custom-shape draw:style-name="gr6" draw:text-style-name="P2" draw:layer="layout" svg:width="9.271cm" svg:height="0.762cm" svg:x="9.509cm" svg:y="7.223cm">
          <text:p text:style-name="P1"><text:span text:style-name="T2">Realisierungsphase</text:span></text:p>
          <text:p text:style-name="P1"><text:span text:style-name="T1">Wochen 4-1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545cm" svg:height="0.762cm" svg:x="3.44cm" svg:y="9.736cm">
          <text:p text:style-name="P1"><text:span text:style-name="T3">Analyse, Konzeption,</text:span></text:p>
          <text:p text:style-name="P1"><text:span text:style-name="T3">Backlog erarbeite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4cm" svg:height="0.762cm" svg:x="10.325cm" svg:y="9.836cm">
          <text:p text:style-name="P1"><text:span text:style-name="T3">Sprint 1</text:span></text:p>
          <text:p text:style-name="P1"><text:span text:style-name="T3">Sprint 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294cm" svg:y1="9.572cm" svg:x2="8.394cm" svg:y2="9.573cm" draw:start-shape="id3" draw:start-glue-point="1" draw:end-shape="id1" draw:end-glue-point="5" svg:d="M3294 9572l5100 1" svg:viewBox="0 0 5101 2">
          <text:p/>
        </draw:connector>
        <draw:custom-shape draw:style-name="gr2" draw:text-style-name="P2" xml:id="id4" draw:id="id4" draw:layer="layout" svg:width="1.905cm" svg:height="1.905cm" svg:x="17.992cm" svg:y="8.62cm">
          <text:p text:style-name="P1"><text:span text:style-name="T1">MS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5.099cm" svg:y1="9.573cm" svg:x2="17.992cm" svg:y2="9.573cm" draw:end-shape="id4" draw:end-glue-point="5" svg:d="M15099 9573h2893" svg:viewBox="0 0 2894 1">
          <text:p/>
        </draw:connector>
        <draw:custom-shape draw:style-name="gr8" draw:text-style-name="P5" draw:layer="layout" svg:width="2.44cm" svg:height="0.762cm" svg:x="15.125cm" svg:y="9.836cm">
          <text:p text:style-name="P1"><text:span text:style-name="T3">Sprint 3</text:span></text:p>
          <text:p text:style-name="P1"><text:span text:style-name="T3">Sprint 4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882cm" svg:y1="8.204cm" svg:x2="27.061cm" svg:y2="8.204cm">
          <text:p/>
        </draw:line>
        <draw:custom-shape draw:style-name="gr2" draw:text-style-name="P2" xml:id="id5" draw:id="id5" draw:layer="layout" svg:width="1.905cm" svg:height="1.905cm" svg:x="23.092cm" svg:y="8.62cm">
          <text:p text:style-name="P1"><text:span text:style-name="T1">MS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8.037cm" svg:height="0.762cm" svg:x="18.998cm" svg:y="7.223cm">
          <text:p text:style-name="P1"><text:span text:style-name="T2">Abschlussphase</text:span></text:p>
          <text:p text:style-name="P1"><text:span text:style-name="T1">Woche 1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1.905cm" svg:x="25.003cm" svg:y="8.62cm">
          <text:p text:style-name="P1"><text:span text:style-name="T1">En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099cm" svg:y1="9.573cm" svg:x2="17.992cm" svg:y2="9.573cm" svg:d="M15099 9573h2893" svg:viewBox="0 0 2894 1">
          <text:p/>
        </draw:connector>
        <draw:connector draw:style-name="gr3" draw:text-style-name="P3" draw:layer="layout" draw:type="line" svg:x1="19.897cm" svg:y1="9.573cm" svg:x2="23.092cm" svg:y2="9.573cm" draw:start-shape="id4" draw:start-glue-point="7" draw:end-shape="id5" draw:end-glue-point="5" svg:d="M19897 9573h3195" svg:viewBox="0 0 3196 1">
          <text:p/>
        </draw:connector>
        <draw:custom-shape draw:style-name="gr11" draw:text-style-name="P5" draw:layer="layout" svg:width="2.538cm" svg:height="0.762cm" svg:x="19.925cm" svg:y="9.836cm">
          <text:p text:style-name="P1"><text:span text:style-name="T3">Abgabe</text:span><text:span text:style-name="T3"><text:line-break/></text:span><text:span text:style-name="T3">vorbereit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8T21:21:53.053991595</meta:creation-date>
    <dc:date>2019-10-06T11:15:09.020851992</dc:date>
    <meta:editing-duration>PT23M56S</meta:editing-duration>
    <meta:editing-cycles>10</meta:editing-cycles>
    <meta:generator>LibreOffice/6.3.1.2$Linux_X86_64 LibreOffice_project/30$Build-2</meta:generator>
    <meta:document-statistic meta:object-count="21"/>
  </office:meta>
</office:document-meta>
</file>